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s" fo:country="ES" officeooo:rsid="0016f7fc" officeooo:paragraph-rsid="0016f7fc"/>
    </style:style>
    <style:style style:name="P2" style:family="paragraph" style:parent-style-name="Standard">
      <style:text-properties fo:language="es" fo:country="ES" officeooo:rsid="001701a8" officeooo:paragraph-rsid="001701a8"/>
    </style:style>
    <style:style style:name="P3" style:family="paragraph" style:parent-style-name="Standard">
      <style:text-properties fo:language="es" fo:country="ES" officeooo:rsid="001878ed" officeooo:paragraph-rsid="001878ed"/>
    </style:style>
    <style:style style:name="P4" style:family="paragraph" style:parent-style-name="Standard">
      <style:text-properties fo:language="es" fo:country="ES" officeooo:rsid="0019734a" officeooo:paragraph-rsid="0019734a"/>
    </style:style>
    <style:style style:name="P5" style:family="paragraph" style:parent-style-name="Standard">
      <style:text-properties fo:language="es" fo:country="ES" style:text-underline-style="solid" style:text-underline-width="auto" style:text-underline-color="font-color" fo:font-weight="bold" officeooo:rsid="001b6a85" officeooo:paragraph-rsid="001b6a85" style:font-weight-asian="bold" style:font-weight-complex="bold"/>
    </style:style>
    <style:style style:name="P6" style:family="paragraph" style:parent-style-name="Standard">
      <style:text-properties fo:language="es" fo:country="ES" style:text-underline-style="none" fo:font-weight="normal" officeooo:rsid="001b6a85" officeooo:paragraph-rsid="001b6a85" style:font-weight-asian="normal" style:font-weight-complex="normal"/>
    </style:style>
    <style:style style:name="P7" style:family="paragraph" style:parent-style-name="Standard">
      <style:text-properties fo:language="es" fo:country="ES" style:text-underline-style="none" fo:font-weight="normal" officeooo:rsid="001e56ea" officeooo:paragraph-rsid="001e56ea" style:font-weight-asian="normal" style:font-weight-complex="normal"/>
    </style:style>
    <style:style style:name="P8" style:family="paragraph" style:parent-style-name="Standard">
      <style:text-properties fo:language="es" fo:country="ES" style:text-underline-style="none" fo:font-weight="normal" officeooo:rsid="001e56ea" officeooo:paragraph-rsid="001ec169" style:font-weight-asian="normal" style:font-weight-complex="normal"/>
    </style:style>
    <style:style style:name="P9" style:family="paragraph" style:parent-style-name="Standard">
      <style:text-properties fo:language="es" fo:country="ES" style:text-underline-style="none" fo:font-weight="normal" officeooo:rsid="002339b0" officeooo:paragraph-rsid="002339b0" style:font-weight-asian="normal" style:font-weight-complex="normal"/>
    </style:style>
    <style:style style:name="P10" style:family="paragraph" style:parent-style-name="Standard">
      <style:text-properties fo:language="es" fo:country="ES" style:text-underline-style="none" fo:font-weight="normal" officeooo:rsid="0027ad19" officeooo:paragraph-rsid="0027ad19" style:font-weight-asian="normal" style:font-weight-complex="normal"/>
    </style:style>
    <style:style style:name="T1" style:family="text">
      <style:text-properties officeooo:rsid="001701a8"/>
    </style:style>
    <style:style style:name="T2" style:family="text">
      <style:text-properties officeooo:rsid="001878ed"/>
    </style:style>
    <style:style style:name="T3" style:family="text">
      <style:text-properties officeooo:rsid="001a5e3e"/>
    </style:style>
    <style:style style:name="T4" style:family="text">
      <style:text-properties officeooo:rsid="001d5212"/>
    </style:style>
    <style:style style:name="T5" style:family="text">
      <style:text-properties officeooo:rsid="001ec169"/>
    </style:style>
    <style:style style:name="T6" style:family="text">
      <style:text-properties fo:language="en" fo:country="US"/>
    </style:style>
    <style:style style:name="T7" style:family="text">
      <style:text-properties officeooo:rsid="002076b3"/>
    </style:style>
    <style:style style:name="T8" style:family="text">
      <style:text-properties officeooo:rsid="00224c20"/>
    </style:style>
    <style:style style:name="T9" style:family="text">
      <style:text-properties fo:language="es" fo:country="ES"/>
    </style:style>
    <style:style style:name="T10"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lase 1</text:p>
      <text:p text:style-name="P1"/>
      <text:p text:style-name="P1">1) Que es el pensamiento complejo?</text:p>
      <text:p text:style-name="P1"/>
      <text:p text:style-name="P1">El pensamiento complejo se puede definir con un simple ejemplo, un auto, para el pensamiento analítico el auto es solamente eso, un auto. Pero para el pensamiento complejo un auto conlleva explotación de la industria del petroleo, de la industria del gas, ingenieros electrónicos, mecánicos, electromecánicos, etc...</text:p>
      <text:p text:style-name="P1">En definitiva <text:span text:style-name="T1">es un pensamiento en red.</text:span></text:p>
      <text:p text:style-name="P1"/>
      <text:p text:style-name="P2">2) <text:span text:style-name="T2">Autonomía y dependencia.</text:span></text:p>
      <text:p text:style-name="P2"/>
      <text:p text:style-name="P3">Si bien son términos contradictorios, estos dos conceptos van de la mano, ya que no podes lograr la autonomía sin saber un lenguaje o estar atado a una cultura.</text:p>
      <text:p text:style-name="P3"/>
      <text:p text:style-name="P4">3) Leyes de la termodinámica.</text:p>
      <text:p text:style-name="P4"/>
      <text:p text:style-name="P4">La primer ley <text:span text:style-name="T3">es la ley de la conservación de la energía, que dice que la energía no se crea ni se destruye, solo se transforma.</text:span></text:p>
      <text:p text:style-name="P4">La segunda ley es la ley de la entropía, esto se puede comparar con la materia diciendo que toda acción tiene su costo, como en la termodinámica, que las acciones tienen reacciones, por ejemplo la trasformación de energía a calor. En la <text:s/>materia un ejemplo seria el de una fabrica, que a cambio de un bien, esta genera contaminación hacia el medio ambiente.</text:p>
      <text:p text:style-name="P4"/>
      <text:p text:style-name="P5">Clase 2</text:p>
      <text:p text:style-name="P5"/>
      <text:p text:style-name="P6">4) Características del paleolítico.</text:p>
      <text:p text:style-name="P6"/>
      <text:p text:style-name="P6">Este se caracteriza porque <text:span text:style-name="T4">en sus fines se vio el inicio de las sociedades y el cambio de estas <text:s/>de ser nomades a sedentarias con la revolución agraria.</text:span></text:p>
      <text:p text:style-name="P6"/>
      <text:p text:style-name="P8"><text:span text:style-name="T5">5) Diferencias entre las olas.</text:span></text:p>
      <text:p text:style-name="P8"/>
      <text:p text:style-name="P8"><text:span text:style-name="T10">Primer ola</text:span>, se producía para vivir, no se vivía para producir. <text:span text:style-name="T7">En esta ola se sincronizaban al ritmo de canciones.</text:span></text:p>
      <text:p text:style-name="P7"><text:span text:style-name="T10">Segura ola</text:span>, se agrupaban a los individuales en grupos, ya que es mas fácil manipular a un grupo que a muchos individuales, también se empiezan a usar energías no renovables. También se conoce como el principio del capitalismo, ya que los señores feudales alquilaban las tierras. <text:span text:style-name="T8">Se generaron centros de poder para la toma de decisiones.</text:span> <text:span text:style-name="T7">En esta ola se sincronizaban al ritmo de las maquinas.</text:span></text:p>
      <text:p text:style-name="P9"><text:span text:style-name="T10">Tercera ola</text:span>, se caracteriza por el descubrimiento y la implementación del nanosegundo para sincronizar, esta acelera todo drásticamente.</text:p>
      <text:p text:style-name="P9"/>
      <text:p text:style-name="P10">Origen del capitalismo, después de la caída del imperio romano.</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9T15:57:37.201000000</meta:creation-date>
    <dc:date>2023-05-29T18:02:59.310000000</dc:date>
    <meta:editing-duration>PT1H24M25S</meta:editing-duration>
    <meta:editing-cycles>11</meta:editing-cycles>
    <meta:generator>LibreOffice/7.3.4.2$Windows_X86_64 LibreOffice_project/728fec16bd5f605073805c3c9e7c4212a0120dc5</meta:generator>
    <meta:document-statistic meta:table-count="0" meta:image-count="0" meta:object-count="0" meta:page-count="1" meta:paragraph-count="17" meta:word-count="342" meta:character-count="2025" meta:non-whitespace-character-count="1698"/>
  </office:meta>
</office:document-meta>
</file>